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33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solid" draw:stroke-dash="Fine_20_Dashed" svg:stroke-width="0.203cm" svg:stroke-color="#008000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dash" draw:stroke-dash="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gr5" style:family="graphic" style:parent-style-name="standard">
      <style:graphic-properties draw:fill="solid" draw:fill-color="#ffff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102cm" svg:stroke-color="#00cccc" draw:marker-start-width="0.352cm" draw:marker-end-width="0.352cm" draw:fill="solid" draw:fill-color="#4c4c4c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254cm" svg:stroke-color="#00cccc" draw:marker-start-width="0.579cm" draw:marker-end-width="0.579cm" draw:fill="solid" draw:fill-color="#4c4c4c" draw:textarea-horizontal-align="center" draw:textarea-vertical-align="middle" fo:padding-top="0.25cm" fo:padding-bottom="0.25cm" fo:padding-left="0.375cm" fo:padding-right="0.375cm"/>
    </style:style>
    <style:style style:name="gr10" style:family="graphic" style:parent-style-name="standard">
      <style:graphic-properties draw:fill="solid" draw:fill-color="#00cccc" draw:textarea-horizontal-align="center" draw:textarea-vertical-align="middle"/>
    </style:style>
    <style:style style:name="gr11" style:family="graphic" style:parent-style-name="standard">
      <style:graphic-properties draw:fill="solid" draw:fill-color="#4c4c4c" draw:textarea-horizontal-align="center" draw:textarea-vertical-align="middle"/>
    </style:style>
    <style:style style:name="gr12" style:family="graphic" style:parent-style-name="standard">
      <style:graphic-properties svg:stroke-width="0.051cm" svg:stroke-color="#00dcff" draw:marker-start-width="0.276cm" draw:marker-end-width="0.276cm" draw:fill="solid" draw:fill-color="#4c4c4c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1.905cm"/>
    </style:style>
    <style:style style:name="gr14" style:family="graphic" style:parent-style-name="standard">
      <style:graphic-properties draw:stroke="none" svg:stroke-color="#000000" draw:fill="none" draw:fill-color="#ffffff" fo:min-height="0.635cm"/>
    </style:style>
    <style:style style:name="gr15" style:family="graphic" style:parent-style-name="standard">
      <style:graphic-properties svg:stroke-width="0.102cm" svg:stroke-color="#00808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style:font-size-asian="18pt" style:font-size-complex="18pt"/>
    </style:style>
    <style:style style:name="P3" style:family="paragraph">
      <style:paragraph-properties fo:text-align="center"/>
      <style:text-properties fo:color="#008000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20.32cm" draw:transform="rotate (-1.57079632679579) translate (20.32cm 5.6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2" draw:layer="layout" svg:x1="6.68cm" svg:y1="0cm" svg:x2="6.68cm" svg:y2="15.24cm">
          <text:p/>
        </draw:line>
        <draw:line draw:style-name="gr3" draw:text-style-name="P1" draw:layer="layout" svg:x1="13.98cm" svg:y1="0.1cm" svg:x2="13.98cm" svg:y2="15.34cm">
          <text:p/>
        </draw:line>
        <draw:frame draw:style-name="gr4" draw:text-style-name="P1" draw:layer="layout" svg:width="6.35cm" svg:height="1.673cm" svg:x="7.285cm" svg:y="0cm">
          <draw:text-box>
            <text:p text:style-name="P1">Gas Giant Zone</text:p>
            <text:p text:style-name="P1">(Jupiter/Saturn)</text:p>
          </draw:text-box>
        </draw:frame>
        <draw:frame draw:style-name="gr4" draw:text-style-name="P1" draw:layer="layout" svg:width="6.35cm" svg:height="1.673cm" svg:x="0.385cm" svg:y="0cm">
          <draw:text-box>
            <text:p text:style-name="P1">Rocky Planet Zone</text:p>
            <text:p text:style-name="P1">(Earth/Venus/Mars)</text:p>
          </draw:text-box>
        </draw:frame>
        <draw:frame draw:style-name="gr4" draw:text-style-name="P1" draw:layer="layout" svg:width="6.35cm" svg:height="1.673cm" svg:x="14.085cm" svg:y="0cm">
          <draw:text-box>
            <text:p text:style-name="P1">Ice Giant Zone</text:p>
            <text:p text:style-name="P1">(Uranus/Neptune)</text:p>
          </draw:text-box>
        </draw:frame>
        <draw:circle draw:style-name="gr5" draw:text-style-name="P1" draw:layer="layout" svg:width="5.565cm" svg:height="5.565cm" svg:x="-3.925cm" svg:y="6.82cm">
          <text:p/>
        </draw:circle>
        <draw:frame draw:style-name="gr4" draw:layer="layout" svg:width="3.175cm" svg:height="1.52cm" svg:x="0.072cm" svg:y="13.487cm">
          <draw:text-box>
            <text:p text:style-name="P1">Star</text:p>
          </draw:text-box>
        </draw:frame>
        <draw:frame draw:style-name="gr6" draw:text-style-name="P1" draw:layer="layout" svg:width="2.54cm" svg:height="0.962cm" svg:x="8.525cm" svg:y="14.36cm">
          <draw:text-box>
            <text:p text:style-name="P1">Disk</text:p>
          </draw:text-box>
        </draw:frame>
        <draw:line draw:style-name="gr7" draw:text-style-name="P1" draw:layer="layout" svg:x1="10.16cm" svg:y1="14.5cm" svg:x2="14.605cm" svg:y2="13.23cm">
          <text:p/>
        </draw:line>
        <draw:line draw:style-name="gr7" draw:text-style-name="P1" draw:layer="layout" svg:x1="9.525cm" svg:y1="14.5cm" svg:x2="9.525cm" svg:y2="12.595cm">
          <text:p/>
        </draw:line>
        <draw:line draw:style-name="gr7" draw:text-style-name="P1" draw:layer="layout" svg:x1="8.89cm" svg:y1="14.5cm" svg:x2="5.715cm" svg:y2="12.595cm">
          <text:p/>
        </draw:line>
        <draw:line draw:style-name="gr7" draw:text-style-name="P1" draw:layer="layout" svg:x1="1.27cm" svg:y1="13.565cm" svg:x2="0.635cm" svg:y2="11.66cm">
          <text:p/>
        </draw:line>
        <draw:circle draw:style-name="gr8" draw:text-style-name="P1" draw:layer="layout" svg:width="0.584cm" svg:height="0.584cm" svg:x="15.331cm" svg:y="9.471cm">
          <text:p/>
        </draw:circle>
        <draw:circle draw:style-name="gr9" draw:text-style-name="P1" draw:layer="layout" svg:width="1.188cm" svg:height="1.188cm" svg:x="18.132cm" svg:y="10.672cm">
          <text:p/>
        </draw:circle>
        <draw:circle draw:style-name="gr10" draw:text-style-name="P1" draw:layer="layout" svg:width="1.27cm" svg:height="1.27cm" svg:x="17.495cm" svg:y="6.88cm">
          <text:p/>
        </draw:circle>
        <draw:circle draw:style-name="gr11" draw:text-style-name="P1" draw:layer="layout" svg:width="0.635cm" svg:height="0.635cm" svg:x="17.813cm" svg:y="7.198cm">
          <text:p/>
        </draw:circle>
        <draw:circle draw:style-name="gr10" draw:text-style-name="P1" draw:layer="layout" svg:width="3.369cm" svg:height="3.369cm" svg:x="10.031cm" svg:y="6.666cm">
          <text:p/>
        </draw:circle>
        <draw:circle draw:style-name="gr11" draw:text-style-name="P1" draw:layer="layout" svg:width="1.464cm" svg:height="1.464cm" svg:x="10.983cm" svg:y="7.618cm">
          <text:p/>
        </draw:circle>
        <draw:circle draw:style-name="gr8" draw:text-style-name="P1" draw:layer="layout" svg:width="1.464cm" svg:height="1.464cm" svg:x="12.083cm" svg:y="10.718cm">
          <text:p/>
        </draw:circle>
        <draw:circle draw:style-name="gr9" draw:text-style-name="P1" draw:layer="layout" svg:width="1.464cm" svg:height="1.464cm" svg:x="7.583cm" svg:y="9.018cm">
          <text:p/>
        </draw:circle>
        <draw:circle draw:style-name="gr12" draw:text-style-name="P1" draw:layer="layout" svg:width="0.584cm" svg:height="0.584cm" svg:x="3.34cm" svg:y="8.35cm">
          <text:p/>
        </draw:circle>
        <draw:circle draw:style-name="gr12" draw:text-style-name="P1" draw:layer="layout" svg:width="0.584cm" svg:height="0.584cm" svg:x="4.696cm" svg:y="10.536cm">
          <text:p/>
        </draw:circle>
        <draw:circle draw:style-name="gr12" draw:text-style-name="P1" draw:layer="layout" svg:width="0.584cm" svg:height="0.584cm" svg:x="5.766cm" svg:y="7.566cm">
          <text:p/>
        </draw:circle>
        <draw:circle draw:style-name="gr12" draw:text-style-name="P1" draw:layer="layout" svg:width="0.584cm" svg:height="0.584cm" svg:x="1.905cm" svg:y="10.055cm">
          <text:p/>
        </draw:circle>
        <draw:frame draw:style-name="gr4" draw:text-style-name="P3" draw:layer="layout" svg:width="5.08cm" svg:height="1.52cm" draw:transform="rotate (1.5707963267946) translate (6.6cm 7.185cm)">
          <draw:text-box>
            <text:p text:style-name="P3"><text:span text:style-name="T1">Ice Line</text:span></text:p>
          </draw:text-box>
        </draw:frame>
        <draw:frame draw:style-name="gr13" draw:text-style-name="P5" draw:layer="layout" svg:width="6.35cm" svg:height="3.541cm" svg:x="13.97cm" svg:y="1.575cm">
          <draw:text-box>
            <text:p text:style-name="P4"><text:span text:style-name="T2">Cores grow too slowly (because the disk's surface density of solids decreases with distance from the star) to accumulate much of a gas atmospheres before the disk drains. </text:span></text:p>
          </draw:text-box>
        </draw:frame>
        <draw:frame draw:style-name="gr14" draw:text-style-name="P6" draw:layer="layout" svg:width="2.54cm" svg:height="0.962cm" svg:x="14.105cm" svg:y="6.185cm">
          <draw:text-box>
            <text:p text:style-name="P6"><text:span text:style-name="T3">Cores</text:span></text:p>
          </draw:text-box>
        </draw:frame>
        <draw:frame draw:style-name="gr14" draw:text-style-name="P7" draw:layer="layout" svg:width="4.607cm" svg:height="0.962cm" svg:x="13.708cm" svg:y="11.695cm">
          <draw:text-box>
            <text:p text:style-name="P7"><text:span text:style-name="T3">Atmospheres</text:span></text:p>
          </draw:text-box>
        </draw:frame>
        <draw:line draw:style-name="gr7" draw:text-style-name="P1" draw:layer="layout" svg:x1="14.64cm" svg:y1="7.085cm" svg:x2="11.465cm" svg:y2="8.355cm">
          <text:p/>
        </draw:line>
        <draw:line draw:style-name="gr7" draw:text-style-name="P1" draw:layer="layout" svg:x1="15.875cm" svg:y1="6.985cm" svg:x2="18.415cm" svg:y2="7.62cm">
          <text:p/>
        </draw:line>
        <draw:line draw:style-name="gr7" draw:text-style-name="P1" draw:layer="layout" svg:x1="15.24cm" svg:y1="6.985cm" svg:x2="19.05cm" svg:y2="11.43cm">
          <text:p/>
        </draw:line>
        <draw:line draw:style-name="gr15" draw:text-style-name="P1" draw:layer="layout" svg:x1="15.24cm" svg:y1="12.065cm" svg:x2="12.065cm" svg:y2="9.525cm">
          <text:p/>
        </draw:line>
        <draw:line draw:style-name="gr15" draw:text-style-name="P1" draw:layer="layout" svg:x1="16.51cm" svg:y1="12.065cm" svg:x2="17.78cm" svg:y2="8.255cm">
          <text:p/>
        </draw:line>
        <draw:frame draw:style-name="gr13" draw:text-style-name="P5" draw:layer="layout" svg:width="6.35cm" svg:height="4.481cm" svg:x="7.47cm" svg:y="1.676cm">
          <draw:text-box>
            <text:p text:style-name="P4"><text:span text:style-name="T2">Cores grow quickly enough to accumulate large gas atmospheres before the disk drains.</text:span></text:p>
            <text:p text:style-name="P4"><text:span text:style-name="T2">Cores form more readily because there are more solid particles out here beyond the ice line to stick together to start to form big balls o'rock. </text:span></text:p>
          </draw:text-box>
        </draw:frame>
        <draw:frame draw:style-name="gr13" draw:text-style-name="P5" draw:layer="layout" svg:width="6.35cm" svg:height="3.541cm" svg:x="0.17cm" svg:y="1.977cm">
          <draw:text-box>
            <text:p text:style-name="P4"><text:span text:style-name="T2">Inside the ice line, cores' asymptotic mass is less than 4Mearth, which is the minimum mass required to start runaway gas accretion. <text:s/>So, they stay small, rocky, and gas-poor, much like Earth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l Ruhlen</meta:initial-creator>
    <meta:creation-date>2012-05-16T17:21:21</meta:creation-date>
    <dc:date>2012-05-17T00:27:35</dc:date>
    <dc:creator>Laurel Ruhlen</dc:creator>
    <meta:editing-duration>PT6H34M19S</meta:editing-duration>
    <meta:editing-cycles>3</meta:editing-cycles>
    <meta:generator>OpenOffice.org/3.3$Unix OpenOffice.org_project/330m20$Build-9567</meta:generator>
    <meta:document-statistic meta:object-count="36"/>
  </office:meta>
</office:document-meta>
</file>